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ntAttributes.getFon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Attributes.getFo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Attributes.setFontReference( int fon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Attributes.get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Attributes.AFPFontAttributes( String fontKey , AFPFont font , int poi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FontAttributes.getPoi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